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QUINTO SANABRIA, ELS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N RAMON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QUINTO SANABRIA, ELS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NACES ROJO (PAVIPOLLO)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0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18:00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